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codeInBody">
      <style:paragraph-properties>
        <style:tab-stops>
          <style:tab-stop style:position="0.2445in"/>
        </style:tab-stops>
      </style:paragraph-properties>
    </style:style>
    <style:style style:name="P3" style:family="paragraph" style:parent-style-name="bodyIndent1">
      <style:paragraph-properties fo:margin-left="0in" fo:margin-right="0in" fo:text-indent="0in" style:auto-text-indent="false"/>
    </style:style>
    <style:style style:name="P4" style:family="paragraph" style:parent-style-name="codeInBody">
      <style:paragraph-properties fo:margin-left="0in" fo:margin-right="0in" fo:text-indent="0in" style:auto-text-indent="false">
        <style:tab-stops>
          <style:tab-stop style:position="0.7252in"/>
        </style:tab-stops>
      </style:paragraph-properties>
    </style:style>
    <style:style style:name="P5" style:family="paragraph" style:parent-style-name="codeInBody">
      <style:paragraph-properties fo:margin-left="0in" fo:margin-right="0in" fo:text-indent="0in" style:auto-text-indent="false">
        <style:tab-stops>
          <style:tab-stop style:position="0.4327in"/>
        </style:tab-stops>
      </style:paragraph-properties>
    </style:style>
    <style:style style:name="P6" style:family="paragraph" style:parent-style-name="codeInBody">
      <style:paragraph-properties fo:margin-left="-0.4925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hapter 2</text:p>
      <text:h text:style-name="heading3" text:outline-level="1">Provide fallback message for browsers that don't support canvas:</text:h>
      <text:p text:style-name="codeInBody">&lt;canvas width="400" height="400"&gt;</text:p>
      <text:p text:style-name="P2"><text:tab/>&lt;p&gt;Your browser does not support the &lt;code&gt;canvas&lt;/code&gt; element&lt;/p&gt;</text:p>
      <text:p text:style-name="codeInBody">&lt;/canvas&gt;</text:p>
      <text:h text:style-name="heading3" text:outline-level="1">What is a callback function?</text:h>
      <text:p text:style-name="P4"><text:s/>&lt;script&gt;</text:p>
      <text:p text:style-name="P5"><text:s text:c="8"/>window.onload = function() {</text:p>
      <text:p text:style-name="P4"><text:s text:c="12"/>// code goes here</text:p>
      <text:p text:style-name="P4"><text:s text:c="8"/>};</text:p>
      <text:p text:style-name="P4">&lt;/script&gt;</text:p>
      <text:p text:style-name="P3"/>
      <text:h text:style-name="heading3" text:outline-level="1">We'll be using the word class in this class, but they're not officially classes</text:h>
      <text:p text:style-name="P3">xxx</text:p>
      <text:p text:style-name="P3"/>
      <text:h text:style-name="heading3" text:outline-level="1">A typical example of an event listener and handler</text:h>
      <text:p text:style-name="codeInBody"><text:s text:c="4"/>&lt;script&gt;</text:p>
      <text:p text:style-name="codeInBody"><text:s text:c="8"/>window.onload = function() {</text:p>
      <text:p text:style-name="codeInBody"><text:s text:c="12"/>var canv = document.getElementById('canvas');</text:p>
      <text:p text:style-name="codeInBody"><text:s text:c="16"/></text:p>
      <text:p text:style-name="codeInBody"><text:s text:c="12"/>canv.addEventListener('mousedown', function(evt) {</text:p>
      <text:p text:style-name="codeInBody"><text:s text:c="16"/>console.log('press');</text:p>
      <text:p text:style-name="codeInBody"><text:s text:c="12"/>}, false);</text:p>
      <text:p text:style-name="codeInBody"><text:s text:c="8"/>};</text:p>
      <text:p text:style-name="codeInBody"><text:s text:c="4"/>&lt;/script&gt;</text:p>
      <text:p text:style-name="P3"/>
      <text:h text:style-name="heading3" text:outline-level="1">Retrieve a reference to an element in the DOM and store it in a javascript variable</text:h>
      <text:p text:style-name="codeInBody">var canv = document.getElementById('canvas');</text:p>
      <text:p text:style-name="P3"/>
      <text:h text:style-name="heading3" text:outline-level="1">Look at the property names in the event object for a DOM element</text:h>
      <text:p text:style-name="codeInBody">canv.addEventListener('mousedown', function(evt) {</text:p>
      <text:p text:style-name="codeInBody"><text:soft-page-break/><text:s text:c="16"/>console.log('press ');</text:p>
      <text:p text:style-name="codeInBody"><text:s text:c="16"/>for (prop in evt) {</text:p>
      <text:p text:style-name="codeInBody"><text:s text:c="20"/>console.log(prop);</text:p>
      <text:p text:style-name="codeInBody"><text:s text:c="16"/>}</text:p>
      <text:p text:style-name="codeInBody"><text:s text:c="12"/>}, false);</text:p>
      <text:p text:style-name="P3">These are the properties:</text:p>
      <text:p text:style-name="P3">undefinedoriginalTarget, getPreventDefault, type, target, currentTarget, eventPhase, bubbles, cancelable, timeStamp, defaultPrevented, stopPropagation, preventDefault, initEvent, which, rangeParent, rangeOffset, pageX, pageY, isChar, screenX, screenY, clientX, clientY, ctrlKey, shiftKey, altKey, metaKey, button, relatedTarget, initMouseEvent, view, detail, initUIEvent, CAPTURING_PHASE, AT_TARGET, BUBBLING_PHASE, mozPressure, mozInputSource, initNSMouseEvent, MOZ_SOURCE_UNKNOWN, MOZ_SOURCE_MOUSE, MOZ_SOURCE_PEN, MOZ_SOURCE_ERASER, MOZ_SOURCE_CURSOR, MOZ_SOURCE_TOUCH, MOZ_SOURCE_KEYBOARD, explicitOriginalTarget, preventBubble, preventCapture, isTrusted, layerX, layerY, cancelBubble, MOUSEDOWN, MOUSEUP, MOUSEOVER, MOUSEOUT, MOUSEMOVE, MOUSEDRAG, CLICK, DBLCLICK, KEYDOWN, KEYUP, KEYPRESS, DRAGDROP, FOCUS, BLUR, SELECT, CHANGE, RESET, SUBMIT, SCROLL, LOAD, UNLOAD, XFER_DONE, ABORT, ERROR, LOCATE, MOVE, RESIZE, FORWARD, HELP, BACK, TEXT, ALT_MASK, CONTROL_MASK, SHIFT_MASK, META_MASK, SCROLL_PAGE_UP, SCROLL_PAGE_DOWN, </text:p>
      <text:h text:style-name="heading3" text:outline-level="1">Explore the properties in the event object</text:h>
      <text:p text:style-name="codeInBody"><text:s text:c="8"/>window.onload = function() {</text:p>
      <text:p text:style-name="codeInBody"><text:s text:c="12"/>var canv = document.getElementById('canvas'), propList;</text:p>
      <text:p text:style-name="codeInBody"><text:s text:c="16"/></text:p>
      <text:p text:style-name="codeInBody"><text:s text:c="12"/>canv.addEventListener('mousedown', function(evt) {</text:p>
      <text:p text:style-name="codeInBody"><text:s text:c="16"/>console.log('press ');</text:p>
      <text:p text:style-name="codeInBody"><text:s text:c="16"/>for (prop in evt) {</text:p>
      <text:p text:style-name="codeInBody"><text:s text:c="20"/>propList += prop;</text:p>
      <text:p text:style-name="codeInBody"><text:s text:c="20"/>propList += ', ';</text:p>
      <text:p text:style-name="codeInBody"><text:s text:c="16"/>};</text:p>
      <text:p text:style-name="codeInBody">// <text:s text:c="15"/>console.log(propList);</text:p>
      <text:p text:style-name="codeInBody"><text:s text:c="16"/>console.log('screenX: ' + evt.screenX);</text:p>
      <text:p text:style-name="codeInBody"><text:s text:c="16"/>console.log('clientX: ' + evt.clientX);</text:p>
      <text:p text:style-name="codeInBody"><text:s text:c="16"/>console.log('pageX: ' + evt.pageX);</text:p>
      <text:p text:style-name="codeInBody"><text:s text:c="12"/>}, false);</text:p>
      <text:p text:style-name="codeInBody"><text:s text:c="12"/>canv.addEventListener('mouseup', function(evt) {</text:p>
      <text:p text:style-name="codeInBody"><text:s text:c="16"/>console.log('release');</text:p>
      <text:p text:style-name="codeInBody"><text:s text:c="12"/>}, false);</text:p>
      <text:p text:style-name="codeInBody"><text:s text:c="8"/>};</text:p>
      <text:p text:style-name="P3"><text:soft-page-break/></text:p>
      <text:h text:style-name="heading3" text:outline-level="1">Listen for keyboard events</text:h>
      <text:p text:style-name="P3">In most cases you'll want to listen for keyboard events on the global window object. This way, you'll hear events no matter what DOM object has focus</text:p>
      <text:p text:style-name="codeInBody"><text:s text:c="8"/>window.onload = function() {</text:p>
      <text:p text:style-name="codeInBody"><text:s text:c="12"/>var canvas = document.getElementById('canvas'); <text:s text:c="2"/></text:p>
      <text:p text:style-name="codeInBody"><text:s text:c="12"/>function onKeyboardEvent(event) {</text:p>
      <text:p text:style-name="codeInBody"><text:s text:c="16"/>console.log(event.type + ' <text:s/>' + event.keyCode);</text:p>
      <text:p text:style-name="codeInBody"><text:s text:c="12"/>} </text:p>
      <text:p text:style-name="codeInBody"><text:s text:c="12"/>window.addEventListener('keydown', onKeyboardEvent, false);</text:p>
      <text:p text:style-name="codeInBody"><text:s text:c="12"/>window.addEventListener('keyup', onKeyboardEvent, false);</text:p>
      <text:p text:style-name="codeInBody"><text:s text:c="8"/>};</text:p>
      <text:p text:style-name="bodyIndent1">If you want to add the keycode.js file to make your code more readable, implement it like this - keycode will be a global object</text:p>
      <text:p text:style-name="P6"><text:s text:c="16"/>if (event.keyCode == keycode.RIGHT) {</text:p>
      <text:p text:style-name="P6"><text:s text:c="20"/>console.log('you pressed the right arrow');</text:p>
      <text:p text:style-name="P6"><text:s text:c="16"/>}</text:p>
      <text:h text:style-name="heading3" text:outline-level="1">xxx</text:h>
      <text:p text:style-name="P3">xxx</text:p>
      <text:p text:style-name="P3"/>
      <text:h text:style-name="heading3" text:outline-level="1">xxx</text:h>
      <text:p text:style-name="P3">xxx</text:p>
      <text:p text:style-name="P3"/>
      <text:h text:style-name="heading3" text:outline-level="1">xxx</text:h>
      <text:p text:style-name="P3">xxx</text:p>
      <text:p text:style-name="P3"/>
      <text:h text:style-name="heading3" text:outline-level="1">xxx</text:h>
      <text:p text:style-name="P3">xxx</text:p>
      <text:h text:style-name="heading3" text:outline-level="1">xxx</text:h>
      <text:p text:style-name="bodyIndent1">xxx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size="8pt" style:font-size-asian="8pt" style:font-size-complex="8pt"/>
    </style:style>
    <style:style style:name="heading" style:family="paragraph" style:parent-style-name="Heading_20_1" style:default-outline-level="" style:list-style-name="">
      <style:text-properties fo:font-size="14pt" style:font-size-asian="14pt" style:font-size-complex="14pt"/>
    </style:style>
    <style:style style:name="unitHeading" style:family="paragraph" style:parent-style-name="Heading_20_1" style:default-outline-level="" style:list-style-name="">
      <style:text-properties fo:font-size="12pt" style:font-size-asian="12pt" style:font-size-complex="12pt"/>
    </style:style>
    <style:style style:name="unitSubHeading" style:family="paragraph" style:parent-style-name="unitHeading">
      <style:paragraph-properties fo:margin-left="0.15in" fo:margin-right="0in" fo:margin-top="0.0799in" fo:margin-bottom="0.0799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odyIndent1" style:family="paragraph" style:parent-style-name="Standard">
      <style:paragraph-properties fo:margin-left="0.15in" fo:margin-right="0in" fo:margin-top="0in" fo:margin-bottom="0.1in" fo:text-indent="0in" style:auto-text-indent="false"/>
    </style:style>
    <style:style style:name="bodyBulletIndent1" style:family="paragraph" style:parent-style-name="bodyIndent1" style:list-style-name="bulletListCustom_5f_indent1" style:master-page-name="">
      <style:paragraph-properties style:page-number="auto">
        <style:tab-stops/>
      </style:paragraph-properties>
    </style:style>
    <style:style style:name="heading2" style:family="paragraph" style:parent-style-name="unitHeading" style:default-outline-level="1" style:list-style-name=""/>
    <style:style style:name="taskFileName" style:family="paragraph" style:parent-style-name="unitSubHeading" style:default-outline-level="1" style:list-style-name="">
      <style:paragraph-properties fo:margin-left="0.25in" fo:margin-right="0in" fo:text-indent="0in" style:auto-text-indent="false"/>
    </style:style>
    <style:style style:name="algorithm" style:family="paragraph" style:parent-style-name="bodyBulletIndent1" style:list-style-name="bulletListCustom_5f_indent1"/>
    <style:style style:name="code" style:family="paragraph" style:parent-style-name="bodyIndent1" style:list-style-name="">
      <style:paragraph-properties fo:margin-top="0.0598in" fo:margin-bottom="0in">
        <style:tab-stops>
          <style:tab-stop style:position="0.15in"/>
        </style:tab-stops>
      </style:paragraph-properties>
      <style:text-properties style:font-name="Andale Mono" fo:font-size="10pt"/>
    </style:style>
    <style:style style:name="bodyHeading" style:family="paragraph" style:parent-style-name="bodyIndent1">
      <style:text-properties fo:font-weight="bold" style:font-weight-asian="bold" style:font-weight-complex="bold"/>
    </style:style>
    <style:style style:name="codeInBody" style:family="paragraph" style:parent-style-name="bodyIndent1">
      <style:paragraph-properties fo:margin-left="0.25in" fo:margin-right="0in" fo:text-indent="0in" style:auto-text-indent="false"/>
      <style:text-properties style:font-name="Andale Mono1" fo:font-size="9pt" style:font-size-asian="9pt" style:font-size-complex="9pt"/>
    </style:style>
    <style:style style:name="heading3" style:family="paragraph" style:parent-style-name="heading2">
      <style:text-properties style:font-name="Arial" fo:font-size="11pt" fo:font-weight="bold" style:font-size-asian="11pt" style:font-weight-asian="bold" style:font-size-complex="11pt" style:font-weight-complex="bold"/>
    </style:style>
    <style:style style:name="heading3_5f_indent" style:display-name="heading3_indent" style:family="paragraph" style:parent-style-name="heading3">
      <style:paragraph-properties fo:margin-left="0.1598in" fo:margin-right="0in" fo:margin-top="0.05in" fo:margin-bottom="0.0402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>Foundation HTML5 Animation with Javascrip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Rainey</meta:initial-creator>
    <meta:creation-date>2010-07-27T15:49:55</meta:creation-date>
    <dc:date>2011-09-14T19:41:33</dc:date>
    <meta:editing-duration>P8DT17H11M45S</meta:editing-duration>
    <meta:editing-cycles>57</meta:editing-cycles>
    <meta:generator>LibreOffice/3.3$Unix LibreOffice_project/330m19$Build-202</meta:generator>
    <meta:printed-by>William Rainey</meta:printed-by>
    <meta:print-date>2010-07-27T16:29:36</meta:print-date>
    <meta:document-statistic meta:table-count="0" meta:image-count="0" meta:object-count="0" meta:page-count="3" meta:paragraph-count="78" meta:word-count="385" meta:character-count="3767"/>
  </office:meta>
</office:document-meta>
</file>